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3/settings.xml"/>
  <manifest:file-entry manifest:media-type="application/xml" manifest:full-path="Formula-3/content.xml"/>
  <manifest:file-entry manifest:media-type="application/xml" manifest:full-path="Formula-1/settings.xml"/>
  <manifest:file-entry manifest:media-type="application/xml" manifest:full-path="Formula-1/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ettings.xml"/>
  <manifest:file-entry manifest:media-type="image/png" manifest:full-path="Pictures/1000000100000100000001007AE4A4B3.png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  <manifest:file-entry manifest:media-type="application/vnd.oasis.opendocument.formula" manifest:full-path="Formula-3/"/>
  <manifest:file-entry manifest:media-type="application/vnd.oasis.opendocument.formula" manifest:full-path="Formula-3/"/>
  <manifest:file-entry manifest:media-type="application/vnd.oasis.opendocument.formula" manifest:full-path="Formula-1/"/>
  <manifest:file-entry manifest:media-type="application/vnd.oasis.opendocument.formula" manifest:full-path="Formula-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This is a title</text:p>
      <text:p text:style-name="Subtitle">This is a subtitle</text:p>
      <text:p text:style-name="Author">Author 1</text:p>
      <text:p text:style-name="Author">Author 2</text:p>
      <text:p text:style-name="Date">December 5, 2024</text:p>
      <text:h text:style-name="Heading_20_1" text:outline-level="1"><text:bookmark-start text:name="comprehensive-markdown-showcase"/>Comprehensive Markdown Showcase<text:bookmark-end text:name="comprehensive-markdown-showcase"/></text:h>
      <text:h text:style-name="Heading_20_2" text:outline-level="2"><text:bookmark-start text:name="introduction"/>Introduction<text:bookmark-end text:name="introduction"/></text:h>
      <text:p text:style-name="First_20_paragraph">This document demonstrates various Markdown elements and syntax. It’s designed to showcase the capabilities of Markdown and how different templates might render these elements.</text:p>
      <text:h text:style-name="Heading_20_2" text:outline-level="2"><text:bookmark-start text:name="text-formatting"/>Text Formatting<text:bookmark-end text:name="text-formatting"/></text:h>
      <text:p text:style-name="First_20_paragraph">Here are examples of basic text formatting:</text:p>
      <text:list text:style-name="L1">
        <text:list-item>
          <text:p text:style-name="P1"><text:span text:style-name="T1">Italic text</text:span></text:p>
        </text:list-item>
        <text:list-item>
          <text:p text:style-name="P1"><text:span text:style-name="T2">Bold text</text:span></text:p>
        </text:list-item>
        <text:list-item>
          <text:p text:style-name="P1"><text:span text:style-name="T3">Bold and italic text</text:span></text:p>
        </text:list-item>
        <text:list-item>
          <text:p text:style-name="P1"><text:span text:style-name="T4">Strikethrough text</text:span></text:p>
        </text:list-item>
        <text:list-item>
          <text:p text:style-name="P1"><text:span text:style-name="Source_Text">Inline code</text:span></text:p>
        </text:list-item>
      </text:list>
      <text:h text:style-name="Heading_20_2" text:outline-level="2"><text:bookmark-start text:name="headers"/>Headers<text:bookmark-end text:name="headers"/></text:h>
      <text:h text:style-name="Heading_20_1" text:outline-level="1"><text:bookmark-start text:name="h1-header"/>H1 Header<text:bookmark-end text:name="h1-header"/></text:h>
      <text:h text:style-name="Heading_20_2" text:outline-level="2"><text:bookmark-start text:name="h2-header"/>H2 Header<text:bookmark-end text:name="h2-header"/></text:h>
      <text:h text:style-name="Heading_20_3" text:outline-level="3"><text:bookmark-start text:name="h3-header"/>H3 Header<text:bookmark-end text:name="h3-header"/></text:h>
      <text:h text:style-name="Heading_20_4" text:outline-level="4"><text:bookmark-start text:name="h4-header"/>H4 Header<text:bookmark-end text:name="h4-header"/></text:h>
      <text:h text:style-name="Heading_20_5" text:outline-level="5"><text:bookmark-start text:name="h5-header"/>H5 Header<text:bookmark-end text:name="h5-header"/></text:h>
      <text:h text:style-name="Heading_20_6" text:outline-level="6"><text:bookmark-start text:name="h6-header"/>H6 Header<text:bookmark-end text:name="h6-header"/></text:h>
      <text:h text:style-name="Heading_20_2" text:outline-level="2"><text:bookmark-start text:name="lists"/>Lists<text:bookmark-end text:name="lists"/></text:h>
      <text:h text:style-name="Heading_20_3" text:outline-level="3"><text:bookmark-start text:name="unordered-list"/>Unordered List<text:bookmark-end text:name="unordered-list"/></text:h>
      <text:list text:style-name="L2">
        <text:list-item>
          <text:p text:style-name="P2">Item 1</text:p>
        </text:list-item>
        <text:list-item>
          <text:p text:style-name="P2">Item 2</text:p>
          <text:list text:style-name="L3">
            <text:list-item>
              <text:p text:style-name="P3">Subitem 2.1</text:p>
            </text:list-item>
            <text:list-item>
              <text:p text:style-name="P3">Subitem 2.2</text:p>
            </text:list-item>
          </text:list>
        </text:list-item>
        <text:list-item>
          <text:p text:style-name="P2">Item 3</text:p>
        </text:list-item>
      </text:list>
      <text:h text:style-name="Heading_20_3" text:outline-level="3"><text:bookmark-start text:name="ordered-list"/>Ordered List<text:bookmark-end text:name="ordered-list"/></text:h>
      <text:list text:style-name="L4">
        <text:list-item>
          <text:p text:style-name="P4">First item</text:p>
        </text:list-item>
        <text:list-item>
          <text:p text:style-name="P4">Second item</text:p>
          <text:list>
            <text:list-item>
              <text:p text:style-name="P4">Subitem 2.1</text:p>
            </text:list-item>
            <text:list-item>
              <text:p text:style-name="P4">Subitem 2.2</text:p>
            </text:list-item>
          </text:list>
        </text:list-item>
        <text:list-item>
          <text:p text:style-name="P4">Third item</text:p>
        </text:list-item>
      </text:list>
      <text:h text:style-name="Heading_20_2" text:outline-level="2"><text:bookmark-start text:name="links-and-images"/>Links and Images<text:bookmark-end text:name="links-and-images"/></text:h>
      <text:p text:style-name="First_20_paragraph"><text:a xlink:type="simple" xlink:href="https://www.openai.com" office:name=""><text:span text:style-name="Definition">Link to OpenAI</text:span></text:a></text:p>
      <text:p text:style-name="FigureWithCaption"><draw:frame draw:name="img1" svg:width="25.6356050069541pt" svg:height="25.6356050069541pt"><draw:image xlink:href="Pictures/0.png" xlink:type="simple" xlink:show="embed" xlink:actuate="onLoad"/></draw:frame></text:p>
      <text:p text:style-name="FigureCaption">Markdown Logo</text:p>
      <text:h text:style-name="Heading_20_2" text:outline-level="2"><text:bookmark-start text:name="blockquotes"/>Blockquotes<text:bookmark-end text:name="blockquotes"/></text:h>
      <text:p text:style-name="P5">This is a single line blockquote.</text:p>
      <text:p text:style-name="P6">This is a multi-line blockquote.</text:p>
      <text:p text:style-name="P6">It can span multiple paragraphs.</text:p>
      <text:list text:style-name="L5">
        <text:list-item>
          <text:p text:style-name="P7">It can contain other Markdown elements</text:p>
        </text:list-item>
        <text:list-item>
          <text:p text:style-name="P7">Like lists</text:p>
        </text:list-item>
      </text:list>
      <text:h text:style-name="Heading_20_2" text:outline-level="2"><text:bookmark-start text:name="code-blocks"/>Code Blocks<text:bookmark-end text:name="code-blocks"/></text:h>
      <text:p text:style-name="First_20_paragraph">Inline code: <text:span text:style-name="Source_Text">print("Hello, World!")</text:span></text:p>
      <text:p text:style-name="Text_20_body">Python code block:</text:p>
      <text:p text:style-name="Preformatted_20_Text">
<text:span text:style-name="KeywordTok">def</text:span><text:span text:style-name="NormalTok"><text:s text:c="1"/>greet(name):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SpecialStringTok">f"Hello, </text:span><text:span text:style-name="SpecialCharTok">{</text:span><text:span text:style-name="NormalTok">name</text:span><text:span text:style-name="SpecialCharTok">}</text:span><text:span text:style-name="SpecialStringTok">!"</text:span>
</text:p>
      <text:p text:style-name="Preformatted_20_Text">
</text:p>
      <text:p text:style-name="Preformatted_20_Text">
<text:span text:style-name="BuiltInTok">print</text:span><text:span text:style-name="NormalTok">(greet(</text:span><text:span text:style-name="StringTok">"Markdown"</text:span><text:span text:style-name="NormalTok">))</text:span>
</text:p>
      <text:h text:style-name="Heading_20_2" text:outline-level="2"><text:bookmark-start text:name="tables"/>Tables<text:bookmark-end text:name="table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Header 1</text:p>
            </table:table-cell>
            <table:table-cell table:style-name="TableHeaderRowCell" office:value-type="string">
              <text:p text:style-name="P8">Header 2</text:p>
            </table:table-cell>
            <table:table-cell table:style-name="TableHeaderRowCell" office:value-type="string">
              <text:p text:style-name="P9">Header 3</text:p>
            </table:table-cell>
          </table:table-row>
        </table:table-header-rows>
        <table:table-row>
          <table:table-cell table:style-name="TableRowCell" office:value-type="string">
            <text:p text:style-name="Table_20_Contents">Left</text:p>
          </table:table-cell>
          <table:table-cell table:style-name="TableRowCell" office:value-type="string">
            <text:p text:style-name="P10">Center</text:p>
          </table:table-cell>
          <table:table-cell table:style-name="TableRowCell" office:value-type="string">
            <text:p text:style-name="P11">Right</text:p>
          </table:table-cell>
        </table:table-row>
        <table:table-row>
          <table:table-cell table:style-name="TableRowCell" office:value-type="string">
            <text:p text:style-name="Table_20_Contents">aligned</text:p>
          </table:table-cell>
          <table:table-cell table:style-name="TableRowCell" office:value-type="string">
            <text:p text:style-name="P10">aligned</text:p>
          </table:table-cell>
          <table:table-cell table:style-name="TableRowCell" office:value-type="string">
            <text:p text:style-name="P11">aligned</text:p>
          </table:table-cell>
        </table:table-row>
      </table:table>
      <text:h text:style-name="Heading_20_2" text:outline-level="2"><text:bookmark-start text:name="horizontal-rule"/>Horizontal Rule<text:bookmark-end text:name="horizontal-rule"/></text:h>
      <text:p text:style-name="Horizontal_20_Line"/>
      <text:h text:style-name="Heading_20_2" text:outline-level="2"><text:bookmark-start text:name="task-lists"/>Task Lists<text:bookmark-end text:name="task-lists"/></text:h>
      <text:list text:style-name="L6">
        <text:list-item>
          <text:p text:style-name="P12">☒ Write the press release</text:p>
        </text:list-item>
        <text:list-item>
          <text:p text:style-name="P12">☐ Update the website</text:p>
        </text:list-item>
        <text:list-item>
          <text:p text:style-name="P12">☐ Contact the media</text:p>
        </text:list-item>
      </text:list>
      <text:h text:style-name="Heading_20_2" text:outline-level="2"><text:bookmark-start text:name="footnotes"/>Footnotes<text:bookmark-end text:name="footnotes"/></text:h>
      <text:p text:style-name="First_20_paragraph">Here’s a sentence with a footnote.<text:note text:id="ftn0" text:note-class="footnote"><text:note-citation>1</text:note-citation><text:note-body><text:p text:style-name="Footnote">This is the footnote content.</text:p></text:note-body></text:note></text:p>
      <text:h text:style-name="Heading_20_2" text:outline-level="2"><text:bookmark-start text:name="mathematical-equations"/>Mathematical Equations<text:bookmark-end text:name="mathematical-equations"/></text:h>
      <text:p text:style-name="First_20_paragraph">Inline math: <draw:frame draw:style-name="fr1" text:anchor-type="as-char"><draw:object xlink:href="Formula-1/" xlink:type="simple" xlink:show="embed" xlink:actuate="onLoad"/></draw:frame></text:p>
      <text:p text:style-name="Text_20_body">Display math:</text:p>
      <text:p text:style-name="Text_20_body"><draw:frame draw:style-name="fr2" text:anchor-type="paragraph"><draw:object xlink:href="Formula-3/" xlink:type="simple" xlink:show="embed" xlink:actuate="onLoad"/></draw:frame></text:p>
      <text:h text:style-name="Heading_20_2" text:outline-level="2"><text:bookmark-start text:name="subscript-and-superscript"/>Subscript and Superscript<text:bookmark-end text:name="subscript-and-superscript"/></text:h>
      <text:p text:style-name="First_20_paragraph">H<text:span text:style-name="T5">2</text:span>O</text:p>
      <text:p text:style-name="Text_20_body">X<text:span text:style-name="T6">2</text:span></text:p>
      <text:p text:style-name="Text_20_body">This comprehensive showcase demonstrates a wide range of Markdown elements and syntax. Different Markdown processors and templates may render these elements differently, allowing you to compare and evaluate their appearance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ptos" svg:font-family="Aptos"/>
    <style:font-face style:font-family-generic="swiss" style:font-pitch="variable" style:name="Arial Unicode MS" svg:font-family="'Arial Unicode MS'"/>
    <style:font-face style:font-family-generic="modern" style:font-pitch="fixed" style:name="Courier New" svg:font-family="'Courier New'"/>
    <style:font-face style:font-family-generic="modern" style:font-pitch="variable" style:name="Inconsolata" svg:font-family="Inconsolata"/>
    <style:font-face style:font-family-generic="modern" style:font-pitch="variable" style:name="Inconsolata Light" svg:font-family="'Inconsolata Light'"/>
    <style:font-face style:font-adornments="Regular" style:name="Inconsolata Light1" svg:font-family="'Inconsolata Light'"/>
    <style:font-face style:font-family-generic="modern" style:font-pitch="fixed" style:name="Liberation Mono" svg:font-family="'Liberation Mono'"/>
    <style:font-face style:font-family-generic="swiss" style:font-pitch="variable" style:name="Liberation Sans" svg:font-family="'Liberation Sans'"/>
    <style:font-face style:font-charset="x-symbol" style:name="OpenSymbol" svg:font-family="OpenSymbol"/>
    <style:font-face style:font-family-generic="roman" style:font-pitch="variable" style:name="Source Serif 4" svg:font-family="'Source Serif 4'"/>
    <style:font-face style:font-family-generic="roman" style:font-pitch="variable" style:name="Source Serif 4 ExtraBold" svg:font-family="'Source Serif 4 ExtraBold'"/>
    <style:font-face style:font-family-generic="roman" style:font-pitch="variable" style:name="Source Serif 4 ExtraLight" svg:font-family="'Source Serif 4 ExtraLight'"/>
    <style:font-face style:font-family-generic="roman" style:font-pitch="variable" style:name="Source Serif 4 Light" svg:font-family="'Source Serif 4 Light'"/>
    <style:font-face style:font-adornments="Regular" style:font-family-generic="roman" style:font-pitch="variable" style:name="Source Serif 41" svg:font-family="'Source Serif 4'"/>
    <style:font-face style:font-charset="x-symbol" style:font-family-generic="decorative" style:font-pitch="variable" style:name="Symbol" svg:font-family="Symbol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  <style:font-face style:font-family-generic="decorative" style:font-pitch="variable" style:name="Wingdings" svg:font-family="Wingdings"/>
  </office:font-face-decls>
  <office:styles>
    <style:default-style style:family="graphic">
      <style:graphic-properties draw:end-line-spacing-horizontal="0.283cm" draw:end-line-spacing-vertical="0.283cm" draw:fill-color="#156082" draw:shadow-offset-x="0.3cm" draw:shadow-offset-y="0.3cm" draw:start-line-spacing-horizontal="0.283cm" draw:start-line-spacing-vertical="0.283cm" draw:stroke="solid" draw:stroke-linejoin="miter" style:flow-with-text="false" style:writing-mode="lr-tb" svg:stroke-color="#042433" svg:stroke-linecap="butt" svg:stroke-width="0.035cm" fo:wrap-option="wrap"/>
      <style:paragraph-properties style:font-independent-line-spacing="false" style:line-break="strict" style:text-autospace="ideograph-alpha" style:writing-mode="lr-tb" fo:line-height="100%" fo:text-align="start" loext:tab-stop-distance="0cm">
        <style:tab-stops/>
      </style:paragraph-properties>
      <style:text-properties style:country-asian="US" style:country-complex="SA" style:font-name="Aptos" style:font-name-asian="Aptos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en" style:language-complex="ar" style:letter-kerning="false" style:text-emphasize="none" style:text-line-through-style="none" style:text-line-through-type="none" style:text-outline="false" style:text-position="0% 100%" style:text-scale="100%" style:text-underline-style="none" style:use-window-font-color="true" fo:country="US" fo:font-size="12pt" fo:font-style="normal" fo:font-variant="normal" fo:font-weight="normal" fo:language="en" fo:letter-spacing="normal" fo:text-transform="none" loext:opacity="0%"/>
    </style:default-style>
    <style:default-style style:family="paragraph">
      <style:paragraph-properties style:contextual-spacing="false" style:justify-single-word="false" style:line-break="strict" style:punctuation-wrap="hanging" style:shadow="none" style:snap-to-layout-grid="true" style:tab-stop-distance="1.27cm" style:text-autospace="ideograph-alpha" style:vertical-align="auto" style:writing-mode="lr-tb" text:line-number="0" text:number-lines="true" fo:background-color="transparent" fo:border="none" fo:break-after="auto" fo:break-before="auto" fo:hyphenation-keep="auto" fo:hyphenation-ladder-count="no-limit" fo:keep-together="auto" fo:keep-with-next="auto" fo:line-height="100%" fo:margin-bottom="0.353cm" fo:margin-top="0cm" fo:orphans="2" fo:padding="0cm" fo:text-align="start" fo:widows="2" loext:hyphenation-keep-type="column">
        <style:background-image/>
      </style:paragraph-properties>
      <style:text-properties style:country-asian="US" style:country-complex="SA" style:font-name="Aptos" style:font-name-asian="Aptos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style="none" style:text-line-through-type="none" style:text-outline="false" style:text-position="0% 100%" style:text-scale="100%" style:text-underline-style="none" style:use-window-font-color="true" fo:background-color="transparent" fo:country="US" fo:font-size="12pt" fo:font-style="normal" fo:font-variant="normal" fo:font-weight="normal" fo:hyphenate="true" fo:language="en" fo:letter-spacing="normal" fo:text-transform="none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keep="auto" fo:hyphenation-ladder-count="no-limit" loext:hyphenation-keep-type="column"/>
      <style:text-properties style:font-family-generic="roman" style:font-name="Source Serif 41" style:font-pitch="variable" style:font-style-name="Regular" fo:font-family="'Source Serif 4'" fo:hyphenate="true" loext:hyphenation-no-caps="false" loext:hyphenation-no-last-word="false" loext:hyphenation-word-char-count="no-limit" loext:hyphenation-zone="no-limit"/>
    </style:style>
    <style:style style:class="text" style:family="paragraph" style:name="Heading" style:next-style-name="Text_20_body" style:parent-style-name="Standard">
      <style:paragraph-properties style:contextual-spacing="false" fo:hyphenation-keep="auto" fo:hyphenation-ladder-count="no-limit" fo:keep-with-next="always" fo:margin-bottom="0.212cm" fo:margin-top="0.423cm" loext:hyphenation-keep-type="column"/>
      <style:text-properties style:font-family-asian="'Arial Unicode MS'" style:font-family-complex="Tahoma" style:font-family-generic="swiss" style:font-family-generic-asian="swiss" style:font-family-generic-complex="swiss" style:font-name="Liberation Sans" style:font-name-asian="Arial Unicode MS" style:font-name-complex="Tahoma" style:font-pitch="variable" style:font-pitch-asian="variable" style:font-pitch-complex="variable" style:font-size-asian="14pt" style:font-size-complex="14pt" fo:font-family="'Liberation Sans'" fo:font-size="14pt" fo:hyphenate="true" loext:hyphenation-no-caps="false" loext:hyphenation-no-last-word="false" loext:hyphenation-word-char-count="no-limit" loext:hyphenation-zone="no-limit"/>
    </style:style>
    <style:style style:class="text" style:display-name="Text body" style:family="paragraph" style:name="Text_20_body" style:parent-style-name="Normal">
      <style:paragraph-properties style:contextual-spacing="false" fo:hyphenation-keep="auto" fo:hyphenation-ladder-count="no-limit" fo:margin-bottom="0.318cm" fo:margin-top="0.318cm" loext:hyphenation-keep-type="column"/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 fo:hyphenate="false" loext:hyphenation-no-caps="false" loext:hyphenation-no-last-word="false" loext:hyphenation-word-char-count="no-limit" loext:hyphenation-zone="no-limit"/>
    </style:style>
    <style:style style:class="text" style:default-outline-level="1" style:display-name="Heading 1" style:family="paragraph" style:name="Heading_20_1" style:next-style-name="Text_20_body" style:parent-style-name="Normal">
      <style:paragraph-properties style:contextual-spacing="false" fo:hyphenation-keep="auto" fo:hyphenation-ladder-count="no-limit" fo:keep-together="always" fo:keep-with-next="always" fo:margin-bottom="0.141cm" fo:margin-top="0.635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ize-asian="20pt" style:font-size-complex="20pt" fo:color="#0f4761" fo:font-family="'Source Serif 4'" fo:font-size="20pt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2" style:display-name="Heading 2" style:family="paragraph" style:name="Heading_20_2" style:next-style-name="Text_20_body" style:parent-style-name="Normal">
      <style:paragraph-properties style:contextual-spacing="false" fo:hyphenation-keep="auto" fo:hyphenation-ladder-count="no-limit" fo:keep-together="always" fo:keep-with-next="always" fo:margin-bottom="0.141cm" fo:margin-top="0.282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ize-asian="16pt" style:font-size-complex="16pt" fo:color="#0f4761" fo:font-family="'Source Serif 4'" fo:font-size="16pt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3" style:display-name="Heading 3" style:family="paragraph" style:name="Heading_20_3" style:next-style-name="Text_20_body" style:parent-style-name="Normal">
      <style:paragraph-properties style:contextual-spacing="false" fo:hyphenation-keep="auto" fo:hyphenation-ladder-count="no-limit" fo:keep-together="always" fo:keep-with-next="always" fo:margin-bottom="0.141cm" fo:margin-top="0.282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ize-asian="14pt" style:font-size-complex="14pt" fo:color="#0f4761" fo:font-family="'Source Serif 4'" fo:font-size="14pt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4" style:display-name="Heading 4" style:family="paragraph" style:name="Heading_20_4" style:next-style-name="Text_20_body" style:parent-style-name="Normal">
      <style:paragraph-properties style:contextual-spacing="false" fo:hyphenation-keep="auto" fo:hyphenation-ladder-count="no-limit" fo:keep-together="always" fo:keep-with-next="always" fo:margin-bottom="0.071cm" fo:margin-top="0.141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tyle-asian="italic" style:font-style-complex="italic" fo:color="#0f4761" fo:font-family="'Source Serif 4'" fo:font-style="italic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5" style:display-name="Heading 5" style:family="paragraph" style:name="Heading_20_5" style:next-style-name="Text_20_body" style:parent-style-name="Normal">
      <style:paragraph-properties style:contextual-spacing="false" fo:hyphenation-keep="auto" fo:hyphenation-ladder-count="no-limit" fo:keep-together="always" fo:keep-with-next="always" fo:margin-bottom="0.071cm" fo:margin-top="0.141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fo:color="#0f4761" fo:font-family="'Source Serif 4'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6" style:display-name="Heading 6" style:family="paragraph" style:name="Heading_20_6" style:next-style-name="Text_20_body" style:parent-style-name="Normal">
      <style:paragraph-properties style:contextual-spacing="false" fo:hyphenation-keep="auto" fo:hyphenation-ladder-count="no-limit" fo:keep-together="always" fo:keep-with-next="always" fo:margin-bottom="0cm" fo:margin-top="0.071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tyle-asian="italic" style:font-style-complex="italic" fo:color="#595959" fo:font-family="'Source Serif 4'" fo:font-style="italic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7" style:display-name="Heading 7" style:family="paragraph" style:name="Heading_20_7" style:next-style-name="Text_20_body" style:parent-style-name="Normal">
      <style:paragraph-properties style:contextual-spacing="false" fo:hyphenation-keep="auto" fo:hyphenation-ladder-count="no-limit" fo:keep-together="always" fo:keep-with-next="always" fo:margin-bottom="0cm" fo:margin-top="0.071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fo:color="#595959" fo:font-family="'Source Serif 4'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8" style:display-name="Heading 8" style:family="paragraph" style:name="Heading_20_8" style:next-style-name="Text_20_body" style:parent-style-name="Normal">
      <style:paragraph-properties style:contextual-spacing="false" fo:hyphenation-keep="auto" fo:hyphenation-ladder-count="no-limit" fo:keep-together="always" fo:keep-with-next="always" fo:margin-bottom="0cm" fo:margin-top="0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style:font-style-asian="italic" style:font-style-complex="italic" fo:color="#272727" fo:font-family="'Source Serif 4'" fo:font-style="italic" fo:hyphenate="false" loext:hyphenation-no-caps="false" loext:hyphenation-no-last-word="false" loext:hyphenation-word-char-count="no-limit" loext:hyphenation-zone="no-limit" loext:opacity="100%"/>
    </style:style>
    <style:style style:class="text" style:default-outline-level="9" style:display-name="Heading 9" style:family="paragraph" style:name="Heading_20_9" style:next-style-name="Text_20_body" style:parent-style-name="Normal">
      <style:paragraph-properties style:contextual-spacing="false" fo:hyphenation-keep="auto" fo:hyphenation-ladder-count="no-limit" fo:keep-together="always" fo:keep-with-next="always" fo:margin-bottom="0cm" fo:margin-top="0cm" loext:hyphenation-keep-type="column"/>
      <style:text-properties style:font-family-asian="'Times New Roman'" style:font-family-generic="roman" style:font-family-generic-asian="roman" style:font-name="Source Serif 4" style:font-name-asian="Times New Roman" style:font-pitch="variable" style:font-pitch-asian="variable" fo:color="#272727" fo:font-family="'Source Serif 4'" fo:hyphenate="false" loext:hyphenation-no-caps="false" loext:hyphenation-no-last-word="false" loext:hyphenation-word-char-count="no-limit" loext:hyphenation-zone="no-limit" loext:opacity="100%"/>
    </style:style>
    <style:style style:family="paragraph" style:name="Normal">
      <style:paragraph-properties fo:hyphenation-keep="auto" fo:hyphenation-ladder-count="no-limit" loext:hyphenation-keep-type="column"/>
      <style:text-properties style:font-family-generic="roman" style:font-name="Source Serif 41" style:font-pitch="variable" style:font-style-name="Regular" fo:font-family="'Source Serif 4'" fo:hyphenate="false" loext:hyphenation-no-caps="false" loext:hyphenation-no-last-word="false" loext:hyphenation-word-char-count="no-limit" loext:hyphenation-zone="no-limit"/>
    </style:style>
    <style:style style:display-name="First Paragraph" style:family="paragraph" style:name="First_20_Paragraph" style:next-style-name="Text_20_body" style:parent-style-name="Text_20_body">
      <style:paragraph-properties fo:hyphenation-keep="auto" fo:hyphenation-ladder-count="no-limit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family="paragraph" style:name="Compact" style:parent-style-name="Text_20_body">
      <style:paragraph-properties style:contextual-spacing="false" fo:hyphenation-keep="auto" fo:hyphenation-ladder-count="no-limit" fo:margin-bottom="0.064cm" fo:margin-top="0.064cm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class="chapter" style:family="paragraph" style:name="Title" style:next-style-name="Text_20_body" style:parent-style-name="Header">
      <style:paragraph-properties fo:hyphenation-keep="auto" fo:hyphenation-ladder-count="no-limit" loext:hyphenation-keep-type="column"/>
      <style:text-properties style:font-family-asian="'Source Serif 4 ExtraBold'" style:font-family-complex="'Source Serif 4 ExtraBold'" style:font-family-generic="roman" style:font-family-generic-asian="roman" style:font-family-generic-complex="roman" style:font-name="Source Serif 4 ExtraBold" style:font-name-asian="Source Serif 4 ExtraBold" style:font-name-complex="Source Serif 4 ExtraBold" style:font-pitch="variable" style:font-pitch-asian="variable" style:font-pitch-complex="variable" style:font-size-asian="22pt" style:font-size-complex="22pt" style:font-weight-asian="bold" style:font-weight-complex="bold" fo:font-family="'Source Serif 4 ExtraBold'" fo:font-size="22pt" fo:font-weight="bold" fo:hyphenate="false" loext:hyphenation-no-caps="false" loext:hyphenation-no-last-word="false" loext:hyphenation-word-char-count="no-limit" loext:hyphenation-zone="no-limit"/>
    </style:style>
    <style:style style:class="chapter" style:family="paragraph" style:name="Subtitle" style:next-style-name="Text_20_body" style:parent-style-name="Title">
      <style:paragraph-properties fo:hyphenation-keep="auto" fo:hyphenation-ladder-count="no-limit" loext:hyphenation-keep-type="column"/>
      <style:text-properties style:font-family-asian="'Source Serif 4 Light'" style:font-family-complex="'Source Serif 4 Light'" style:font-family-generic="roman" style:font-family-generic-asian="roman" style:font-family-generic-complex="roman" style:font-name="Source Serif 4 Light" style:font-name-asian="Source Serif 4 Light" style:font-name-complex="Source Serif 4 Light" style:font-pitch="variable" style:font-pitch-asian="variable" style:font-pitch-complex="variable" style:font-size-asian="14pt" style:font-size-complex="14pt" style:font-weight-asian="normal" style:font-weight-complex="normal" fo:font-family="'Source Serif 4 Light'" fo:font-size="14pt" fo:font-weight="normal" fo:hyphenate="false" fo:letter-spacing="0.026cm" loext:hyphenation-no-caps="false" loext:hyphenation-no-last-word="false" loext:hyphenation-word-char-count="no-limit" loext:hyphenation-zone="no-limit"/>
    </style:style>
    <style:style style:family="paragraph" style:name="Author" style:next-style-name="Text_20_body">
      <style:paragraph-properties style:justify-single-word="false" fo:hyphenation-keep="auto" fo:hyphenation-ladder-count="no-limit" fo:keep-together="always" fo:keep-with-next="always" fo:text-align="center" loext:hyphenation-keep-type="column"/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 fo:hyphenate="false" loext:hyphenation-no-caps="false" loext:hyphenation-no-last-word="false" loext:hyphenation-word-char-count="no-limit" loext:hyphenation-zone="no-limit"/>
    </style:style>
    <style:style style:family="paragraph" style:name="Date" style:next-style-name="Text_20_body">
      <style:paragraph-properties style:justify-single-word="false" fo:hyphenation-keep="auto" fo:hyphenation-ladder-count="no-limit" fo:keep-together="always" fo:keep-with-next="always" fo:text-align="center" loext:hyphenation-keep-type="column"/>
      <style:text-properties style:font-family-asian="'Source Serif 4 ExtraLight'" style:font-family-complex="'Source Serif 4 ExtraLight'" style:font-family-generic="roman" style:font-family-generic-asian="roman" style:font-family-generic-complex="roman" style:font-name="Source Serif 4 ExtraLight" style:font-name-asian="Source Serif 4 ExtraLight" style:font-name-complex="Source Serif 4 ExtraLight" style:font-pitch="variable" style:font-pitch-asian="variable" style:font-pitch-complex="variable" fo:font-family="'Source Serif 4 ExtraLight'" fo:hyphenate="false" loext:hyphenation-no-caps="false" loext:hyphenation-no-last-word="false" loext:hyphenation-word-char-count="no-limit" loext:hyphenation-zone="no-limit"/>
    </style:style>
    <style:style style:display-name="Abstract Title" style:family="paragraph" style:name="Abstract_20_Title" style:next-style-name="Abstract" style:parent-style-name="Normal">
      <style:paragraph-properties style:contextual-spacing="false" style:justify-single-word="false" fo:hyphenation-keep="auto" fo:hyphenation-ladder-count="no-limit" fo:keep-together="always" fo:keep-with-next="always" fo:margin-bottom="0cm" fo:margin-top="0.529cm" fo:text-align="center" loext:hyphenation-keep-type="column"/>
      <style:text-properties style:font-size-asian="10pt" style:font-size-complex="10pt" style:font-weight-asian="bold" fo:font-size="10pt" fo:font-weight="bold" fo:hyphenate="false" loext:hyphenation-no-caps="false" loext:hyphenation-no-last-word="false" loext:hyphenation-word-char-count="no-limit" loext:hyphenation-zone="no-limit"/>
    </style:style>
    <style:style style:family="paragraph" style:name="Abstract" style:next-style-name="Text_20_body" style:parent-style-name="Normal">
      <style:paragraph-properties style:contextual-spacing="false" fo:hyphenation-keep="auto" fo:hyphenation-ladder-count="no-limit" fo:keep-together="always" fo:keep-with-next="always" fo:margin-bottom="0.529cm" fo:margin-top="0.176cm" loext:hyphenation-keep-type="column"/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style:font-size-asian="10pt" style:font-size-complex="10pt" fo:font-family="'Source Serif 4'" fo:font-size="10pt" fo:hyphenate="false" loext:hyphenation-no-caps="false" loext:hyphenation-no-last-word="false" loext:hyphenation-word-char-count="no-limit" loext:hyphenation-zone="no-limit"/>
    </style:style>
    <style:style style:family="paragraph" style:name="Bibliography" style:parent-style-name="Normal">
      <style:paragraph-properties fo:hyphenation-keep="auto" fo:hyphenation-ladder-count="no-limit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display-name="Block Text" style:family="paragraph" style:master-page-name="" style:name="Block_20_Text" style:next-style-name="Text_20_body" style:parent-style-name="Text_20_body">
      <style:paragraph-properties style:contextual-spacing="false" style:page-number="auto" fo:hyphenation-keep="auto" fo:hyphenation-ladder-count="no-limit" fo:margin-bottom="0.176cm" fo:margin-left="0.847cm" fo:margin-right="0.847cm" fo:margin-top="0.176cm" loext:hyphenation-keep-type="column">
        <style:tab-stops/>
      </style:paragraph-properties>
      <style:text-properties style:font-family-asian="Inconsolata" style:font-family-complex="Inconsolata" style:font-family-generic="roman" style:font-family-generic-asian="modern" style:font-family-generic-complex="modern" style:font-name="Source Serif 41" style:font-name-asian="Inconsolata" style:font-name-complex="Inconsolata" style:font-pitch="variable" style:font-pitch-asian="variable" style:font-pitch-complex="variable" style:font-style-name="Regular" style:text-outline="false" fo:background-color="transparent" fo:color="#000000" fo:font-family="'Source Serif 4'" fo:font-style="italic" fo:font-weight="600" fo:hyphenate="false" loext:hyphenation-no-caps="false" loext:hyphenation-no-last-word="false" loext:hyphenation-word-char-count="no-limit" loext:hyphenation-zone="no-limit" loext:opacity="100%"/>
    </style:style>
    <style:style style:display-name="Footnote Text" style:family="paragraph" style:name="Footnote_20_Text" style:parent-style-name="Normal">
      <style:paragraph-properties fo:hyphenation-keep="auto" fo:hyphenation-ladder-count="no-limit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display-name="Footnote Block Text" style:family="paragraph" style:name="Footnote_20_Block_20_Text" style:next-style-name="Footnote_20_Text" style:parent-style-name="Footnote_20_Text">
      <style:paragraph-properties style:contextual-spacing="false" fo:hyphenation-keep="auto" fo:hyphenation-ladder-count="no-limit" fo:margin-bottom="0.176cm" fo:margin-left="0.847cm" fo:margin-right="0.847cm" fo:margin-top="0.176cm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display-name="Definition Term" style:family="paragraph" style:name="Definition_20_Term" style:next-style-name="Definition" style:parent-style-name="Normal">
      <style:paragraph-properties style:contextual-spacing="false" fo:hyphenation-keep="auto" fo:hyphenation-ladder-count="no-limit" fo:keep-together="always" fo:keep-with-next="always" fo:margin-bottom="0cm" fo:margin-top="0cm" loext:hyphenation-keep-type="column"/>
      <style:text-properties style:font-weight-asian="bold" fo:font-weight="bold" fo:hyphenate="false" loext:hyphenation-no-caps="false" loext:hyphenation-no-last-word="false" loext:hyphenation-word-char-count="no-limit" loext:hyphenation-zone="no-limit"/>
    </style:style>
    <style:style style:family="paragraph" style:name="Definition" style:parent-style-name="Normal">
      <style:paragraph-properties fo:hyphenation-keep="auto" fo:hyphenation-ladder-count="no-limit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class="extra" style:family="paragraph" style:name="Caption" style:parent-style-name="Normal">
      <style:paragraph-properties style:contextual-spacing="false" fo:hyphenation-keep="auto" fo:hyphenation-ladder-count="no-limit" fo:margin-bottom="0.212cm" fo:margin-top="0cm" loext:hyphenation-keep-type="column"/>
      <style:text-properties style:font-style-asian="italic" fo:font-style="italic" fo:hyphenate="false" loext:hyphenation-no-caps="false" loext:hyphenation-no-last-word="false" loext:hyphenation-word-char-count="no-limit" loext:hyphenation-zone="no-limit"/>
    </style:style>
    <style:style style:display-name="Table Caption" style:family="paragraph" style:name="Table_20_Caption" style:parent-style-name="Caption">
      <style:paragraph-properties fo:hyphenation-keep="auto" fo:hyphenation-ladder-count="no-limit" fo:keep-with-next="always" loext:hyphenation-keep-type="column"/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 fo:hyphenate="false" loext:hyphenation-no-caps="false" loext:hyphenation-no-last-word="false" loext:hyphenation-word-char-count="no-limit" loext:hyphenation-zone="no-limit"/>
    </style:style>
    <style:style style:display-name="Image Caption" style:family="paragraph" style:name="Image_20_Caption" style:parent-style-name="Caption">
      <style:paragraph-properties fo:hyphenation-keep="auto" fo:hyphenation-ladder-count="no-limit" loext:hyphenation-keep-type="column"/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 fo:hyphenate="false" loext:hyphenation-no-caps="false" loext:hyphenation-no-last-word="false" loext:hyphenation-word-char-count="no-limit" loext:hyphenation-zone="no-limit"/>
    </style:style>
    <style:style style:class="extra" style:family="paragraph" style:name="Figure" style:parent-style-name="Normal">
      <style:paragraph-properties fo:hyphenation-keep="auto" fo:hyphenation-ladder-count="no-limit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display-name="Captioned Figure" style:family="paragraph" style:name="Captioned_20_Figure" style:parent-style-name="Figure">
      <style:paragraph-properties fo:hyphenation-keep="auto" fo:hyphenation-ladder-count="no-limit" fo:keep-with-next="always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default-outline-level="1" style:display-name="TOC Heading" style:family="paragraph" style:list-style-name="" style:name="TOC_20_Heading" style:next-style-name="Text_20_body" style:parent-style-name="Heading_20_1">
      <style:paragraph-properties style:contextual-spacing="false" fo:hyphenation-keep="auto" fo:hyphenation-ladder-count="no-limit" fo:line-height="106%" fo:margin-bottom="0.353cm" fo:margin-top="0.423cm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class="extra" style:display-name="Header and Footer" style:family="paragraph" style:name="Header_20_and_20_Footer" style:parent-style-name="Standard">
      <style:paragraph-properties text:line-number="0" text:number-lines="false" fo:hyphenation-keep="auto" fo:hyphenation-ladder-count="no-limit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class="extra" style:family="paragraph" style:name="Header" style:parent-style-name="Normal">
      <style:paragraph-properties style:contextual-spacing="false" fo:hyphenation-keep="auto" fo:hyphenation-ladder-count="no-limit" fo:margin-bottom="0cm" fo:margin-top="0cm" loext:hyphenation-keep-type="column">
        <style:tab-stops>
          <style:tab-stop style:position="7.96cm" style:type="center"/>
          <style:tab-stop style:position="15.921cm" style:type="right"/>
        </style:tab-stops>
      </style:paragraph-properties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 fo:hyphenate="false" loext:hyphenation-no-caps="false" loext:hyphenation-no-last-word="false" loext:hyphenation-word-char-count="no-limit" loext:hyphenation-zone="no-limit"/>
    </style:style>
    <style:style style:display-name="Source Code" style:family="paragraph" style:name="Source_20_Code" style:parent-style-name="Normal">
      <style:paragraph-properties style:line-break="normal" fo:hyphenation-keep="auto" fo:hyphenation-ladder-count="no-limit" loext:hyphenation-keep-type="column"/>
      <style:text-properties style:font-family-generic="modern" style:font-name="Inconsolata Light" style:font-pitch="variable" fo:font-family="'Inconsolata Light'" fo:hyphenate="false" loext:hyphenation-no-caps="false" loext:hyphenation-no-last-word="false" loext:hyphenation-word-char-count="no-limit" loext:hyphenation-zone="no-limit"/>
    </style:style>
    <style:style style:class="extra" style:display-name="Table Contents" style:family="paragraph" style:name="Table_20_Contents" style:parent-style-name="Standard">
      <style:paragraph-properties text:line-number="0" text:number-lines="false" fo:hyphenation-keep="auto" fo:hyphenation-ladder-count="no-limit" fo:orphans="0" fo:widows="0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class="extra" style:family="paragraph" style:name="Footnote" style:parent-style-name="Standard">
      <style:paragraph-properties style:auto-text-indent="false" text:line-number="0" text:number-lines="false" fo:hyphenation-keep="auto" fo:hyphenation-ladder-count="no-limit" fo:margin-left="0.6cm" fo:text-indent="-0.6cm" loext:hyphenation-keep-type="column">
        <style:tab-stops/>
      </style:paragraph-properties>
      <style:text-properties style:font-size-asian="10pt" style:font-size-complex="10pt" fo:font-size="10pt" fo:hyphenate="true" loext:hyphenation-no-caps="false" loext:hyphenation-no-last-word="false" loext:hyphenation-word-char-count="no-limit" loext:hyphenation-zone="no-limit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Liberation Mono'" style:font-family-complex="'Liberation Mono'" style:font-family-generic-asian="modern" style:font-family-generic-complex="modern" style:font-name="Inconsolata Light1" style:font-name-asian="Liberation Mono" style:font-name-complex="Liberation Mono" style:font-pitch-asian="fixed" style:font-pitch-complex="fixed" style:font-size-asian="10pt" style:font-size-complex="10pt" style:font-style-name="Regular" fo:font-family="'Inconsolata Light'" fo:font-size="12pt" fo:font-weight="normal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style:font-family-asian="'Source Serif 4 ExtraBold'" style:font-family-complex="'Source Serif 4 ExtraBold'" style:font-family-generic="roman" style:font-family-generic-asian="roman" style:font-family-generic-complex="roman" style:font-name="Source Serif 4 ExtraBold" style:font-name-asian="Source Serif 4 ExtraBold" style:font-name-complex="Source Serif 4 ExtraBold" style:font-pitch="variable" style:font-pitch-asian="variable" style:font-pitch-complex="variable" style:font-size-asian="22pt" style:font-size-complex="22pt" style:font-weight-asian="bold" style:font-weight-complex="bold" fo:font-family="'Source Serif 4 ExtraBold'" fo:font-size="22pt" fo:font-weight="bold"/>
    </style:style>
    <style:style style:display-name="Subtitle Char" style:family="text" style:name="Subtitle_20_Char" style:parent-style-name="Default_20_Paragraph_20_Font">
      <style:text-properties style:font-family-asian="'Source Serif 4 Light'" style:font-family-complex="'Source Serif 4 Light'" style:font-family-generic="roman" style:font-family-generic-asian="roman" style:font-family-generic-complex="roman" style:font-name="Source Serif 4 Light" style:font-name-asian="Source Serif 4 Light" style:font-name-complex="Source Serif 4 Light" style:font-pitch="variable" style:font-pitch-asian="variable" style:font-pitch-complex="variable" style:font-size-asian="14pt" style:font-size-complex="14pt" fo:font-family="'Source Serif 4 Light'" fo:font-size="14pt" fo:letter-spacing="0.026cm"/>
    </style:style>
    <style:style style:display-name="Heading 1 Char" style:family="text" style:name="Heading_20_1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ize-asian="20pt" style:font-size-complex="20pt" fo:color="#0f4761" fo:font-family="'Source Serif 4'" fo:font-size="20pt" loext:opacity="100%"/>
    </style:style>
    <style:style style:display-name="Heading 2 Char" style:family="text" style:name="Heading_20_2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ize-asian="16pt" style:font-size-complex="16pt" fo:color="#0f4761" fo:font-family="'Source Serif 4'" fo:font-size="16pt" loext:opacity="100%"/>
    </style:style>
    <style:style style:display-name="Heading 3 Char" style:family="text" style:name="Heading_20_3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ize-asian="14pt" style:font-size-complex="14pt" fo:color="#0f4761" fo:font-family="'Source Serif 4'" fo:font-size="14pt" loext:opacity="100%"/>
    </style:style>
    <style:style style:display-name="Heading 4 Char" style:family="text" style:name="Heading_20_4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tyle-asian="italic" style:font-style-complex="italic" fo:color="#0f4761" fo:font-family="'Source Serif 4'" fo:font-style="italic" loext:opacity="100%"/>
    </style:style>
    <style:style style:display-name="Heading 5 Char" style:family="text" style:name="Heading_20_5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fo:color="#0f4761" fo:font-family="'Source Serif 4'" loext:opacity="100%"/>
    </style:style>
    <style:style style:display-name="Heading 6 Char" style:family="text" style:name="Heading_20_6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tyle-asian="italic" style:font-style-complex="italic" fo:color="#595959" fo:font-family="'Source Serif 4'" fo:font-style="italic" loext:opacity="100%"/>
    </style:style>
    <style:style style:display-name="Heading 7 Char" style:family="text" style:name="Heading_20_7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fo:color="#595959" fo:font-family="'Source Serif 4'" loext:opacity="100%"/>
    </style:style>
    <style:style style:display-name="Heading 8 Char" style:family="text" style:name="Heading_20_8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style:font-style-asian="italic" style:font-style-complex="italic" fo:color="#272727" fo:font-family="'Source Serif 4'" fo:font-style="italic" loext:opacity="100%"/>
    </style:style>
    <style:style style:display-name="Heading 9 Char" style:family="text" style:name="Heading_20_9_20_Char" style:parent-style-name="Default_20_Paragraph_20_Font">
      <style:text-properties style:font-family-asian="'Times New Roman'" style:font-family-complex="'Times New Roman'" style:font-family-generic="roman" style:font-family-generic-asian="roman" style:font-family-generic-complex="roman" style:font-name="Source Serif 4" style:font-name-asian="Times New Roman" style:font-name-complex="Times New Roman" style:font-pitch="variable" style:font-pitch-asian="variable" style:font-pitch-complex="variable" fo:color="#272727" fo:font-family="'Source Serif 4'" loext:opacity="100%"/>
    </style:style>
    <style:style style:display-name="Caption Char" style:family="text" style:name="Caption_20_Char" style:parent-style-name="Default_20_Paragraph_20_Font"/>
    <style:style style:display-name="Verbatim Char" style:family="text" style:name="Verbatim_20_Char" style:parent-style-name="Caption_20_Char">
      <style:text-properties style:font-size-asian="11pt" fo:font-size="11pt"/>
    </style:style>
    <style:style style:display-name="Section Number" style:family="text" style:name="Section_20_Number" style:parent-style-name="Caption_20_Char"/>
    <style:style style:display-name="Footnote Reference" style:family="text" style:name="Footnote_20_Reference" style:parent-style-name="Caption_20_Char">
      <style:text-properties style:text-position="super 58%"/>
    </style:style>
    <style:style style:family="text" style:name="Hyperlink" style:parent-style-name="Caption_20_Char">
      <style:text-properties fo:color="#156082" loext:opacity="100%"/>
    </style:style>
    <style:style style:display-name="Header Char" style:family="text" style:name="Header_20_Char" style:parent-style-name="Default_20_Paragraph_20_Font">
      <style:text-properties style:font-family-asian="'Source Serif 4'" style:font-family-complex="'Source Serif 4'" style:font-family-generic="roman" style:font-family-generic-asian="roman" style:font-family-generic-complex="roman" style:font-name="Source Serif 4" style:font-name-asian="Source Serif 4" style:font-name-complex="Source Serif 4" style:font-pitch="variable" style:font-pitch-asian="variable" style:font-pitch-complex="variable" fo:font-family="'Source Serif 4'"/>
    </style:style>
    <style:style style:display-name="Intense Reference" style:family="text" style:name="Intense_20_Reference" style:parent-style-name="Default_20_Paragraph_20_Font">
      <style:text-properties style:font-weight-asian="bold" style:font-weight-complex="bold" fo:color="#156082" fo:font-variant="small-caps" fo:font-weight="bold" fo:letter-spacing="0.009cm" loext:opacity="100%"/>
    </style:style>
    <style:style style:family="text" style:name="KeywordTok" style:parent-style-name="Verbatim_20_Char">
      <style:text-properties style:font-size-asian="11pt" style:font-weight-asian="bold" fo:color="#007020" fo:font-size="11pt" fo:font-weight="bold" loext:opacity="100%"/>
    </style:style>
    <style:style style:family="text" style:name="DataTypeTok" style:parent-style-name="Verbatim_20_Char">
      <style:text-properties style:font-size-asian="11pt" fo:color="#902000" fo:font-size="11pt" loext:opacity="100%"/>
    </style:style>
    <style:style style:family="text" style:name="DecValTok" style:parent-style-name="Verbatim_20_Char">
      <style:text-properties style:font-size-asian="11pt" fo:color="#40a070" fo:font-size="11pt" loext:opacity="100%"/>
    </style:style>
    <style:style style:family="text" style:name="BaseNTok" style:parent-style-name="Verbatim_20_Char">
      <style:text-properties style:font-size-asian="11pt" fo:color="#40a070" fo:font-size="11pt" loext:opacity="100%"/>
    </style:style>
    <style:style style:family="text" style:name="FloatTok" style:parent-style-name="Verbatim_20_Char">
      <style:text-properties style:font-size-asian="11pt" fo:color="#40a070" fo:font-size="11pt" loext:opacity="100%"/>
    </style:style>
    <style:style style:family="text" style:name="ConstantTok" style:parent-style-name="Verbatim_20_Char">
      <style:text-properties style:font-size-asian="11pt" fo:color="#880000" fo:font-size="11pt" loext:opacity="100%"/>
    </style:style>
    <style:style style:family="text" style:name="CharTok" style:parent-style-name="Verbatim_20_Char">
      <style:text-properties style:font-size-asian="11pt" fo:color="#4070a0" fo:font-size="11pt" loext:opacity="100%"/>
    </style:style>
    <style:style style:family="text" style:name="SpecialCharTok" style:parent-style-name="Verbatim_20_Char">
      <style:text-properties style:font-size-asian="11pt" fo:color="#4070a0" fo:font-size="11pt" loext:opacity="100%"/>
    </style:style>
    <style:style style:family="text" style:name="StringTok" style:parent-style-name="Verbatim_20_Char">
      <style:text-properties style:font-size-asian="11pt" fo:color="#4070a0" fo:font-size="11pt" loext:opacity="100%"/>
    </style:style>
    <style:style style:family="text" style:name="VerbatimStringTok" style:parent-style-name="Verbatim_20_Char">
      <style:text-properties style:font-size-asian="11pt" fo:color="#4070a0" fo:font-size="11pt" loext:opacity="100%"/>
    </style:style>
    <style:style style:family="text" style:name="SpecialStringTok" style:parent-style-name="Verbatim_20_Char">
      <style:text-properties style:font-size-asian="11pt" fo:color="#bb6688" fo:font-size="11pt" loext:opacity="100%"/>
    </style:style>
    <style:style style:family="text" style:name="ImportTok" style:parent-style-name="Verbatim_20_Char">
      <style:text-properties style:font-size-asian="11pt" style:font-weight-asian="bold" fo:color="#008000" fo:font-size="11pt" fo:font-weight="bold" loext:opacity="100%"/>
    </style:style>
    <style:style style:family="text" style:name="CommentTok" style:parent-style-name="Verbatim_20_Char">
      <style:text-properties style:font-size-asian="11pt" style:font-style-asian="italic" fo:color="#60a0b0" fo:font-size="11pt" fo:font-style="italic" loext:opacity="100%"/>
    </style:style>
    <style:style style:family="text" style:name="DocumentationTok" style:parent-style-name="Verbatim_20_Char">
      <style:text-properties style:font-size-asian="11pt" style:font-style-asian="italic" fo:color="#ba2121" fo:font-size="11pt" fo:font-style="italic" loext:opacity="100%"/>
    </style:style>
    <style:style style:family="text" style:name="AnnotationTok" style:parent-style-name="Verbatim_20_Char">
      <style:text-properties style:font-size-asian="11pt" style:font-style-asian="italic" style:font-weight-asian="bold" fo:color="#60a0b0" fo:font-size="11pt" fo:font-style="italic" fo:font-weight="bold" loext:opacity="100%"/>
    </style:style>
    <style:style style:family="text" style:name="CommentVarTok" style:parent-style-name="Verbatim_20_Char">
      <style:text-properties style:font-size-asian="11pt" style:font-style-asian="italic" style:font-weight-asian="bold" fo:color="#60a0b0" fo:font-size="11pt" fo:font-style="italic" fo:font-weight="bold" loext:opacity="100%"/>
    </style:style>
    <style:style style:family="text" style:name="OtherTok" style:parent-style-name="Verbatim_20_Char">
      <style:text-properties style:font-size-asian="11pt" fo:color="#007020" fo:font-size="11pt" loext:opacity="100%"/>
    </style:style>
    <style:style style:family="text" style:name="FunctionTok" style:parent-style-name="Verbatim_20_Char">
      <style:text-properties style:font-size-asian="11pt" fo:color="#06287e" fo:font-size="11pt" loext:opacity="100%"/>
    </style:style>
    <style:style style:family="text" style:name="VariableTok" style:parent-style-name="Verbatim_20_Char">
      <style:text-properties style:font-size-asian="11pt" fo:color="#19177c" fo:font-size="11pt" loext:opacity="100%"/>
    </style:style>
    <style:style style:family="text" style:name="ControlFlowTok" style:parent-style-name="Verbatim_20_Char">
      <style:text-properties style:font-size-asian="11pt" style:font-weight-asian="bold" fo:color="#007020" fo:font-size="11pt" fo:font-weight="bold" loext:opacity="100%"/>
    </style:style>
    <style:style style:family="text" style:name="OperatorTok" style:parent-style-name="Verbatim_20_Char">
      <style:text-properties style:font-size-asian="11pt" fo:color="#666666" fo:font-size="11pt" loext:opacity="100%"/>
    </style:style>
    <style:style style:family="text" style:name="BuiltInTok" style:parent-style-name="Verbatim_20_Char">
      <style:text-properties style:font-size-asian="11pt" fo:color="#008000" fo:font-size="11pt" loext:opacity="100%"/>
    </style:style>
    <style:style style:family="text" style:name="ExtensionTok" style:parent-style-name="Verbatim_20_Char">
      <style:text-properties style:font-size-asian="11pt" fo:font-size="11pt"/>
    </style:style>
    <style:style style:family="text" style:name="PreprocessorTok" style:parent-style-name="Verbatim_20_Char">
      <style:text-properties style:font-size-asian="11pt" fo:color="#bc7a00" fo:font-size="11pt" loext:opacity="100%"/>
    </style:style>
    <style:style style:family="text" style:name="AttributeTok" style:parent-style-name="Verbatim_20_Char">
      <style:text-properties style:font-size-asian="11pt" fo:color="#7d9029" fo:font-size="11pt" loext:opacity="100%"/>
    </style:style>
    <style:style style:family="text" style:name="RegionMarkerTok" style:parent-style-name="Verbatim_20_Char">
      <style:text-properties style:font-size-asian="11pt" fo:font-size="11pt"/>
    </style:style>
    <style:style style:family="text" style:name="InformationTok" style:parent-style-name="Verbatim_20_Char">
      <style:text-properties style:font-size-asian="11pt" style:font-style-asian="italic" style:font-weight-asian="bold" fo:color="#60a0b0" fo:font-size="11pt" fo:font-style="italic" fo:font-weight="bold" loext:opacity="100%"/>
    </style:style>
    <style:style style:family="text" style:name="WarningTok" style:parent-style-name="Verbatim_20_Char">
      <style:text-properties style:font-size-asian="11pt" style:font-style-asian="italic" style:font-weight-asian="bold" fo:color="#60a0b0" fo:font-size="11pt" fo:font-style="italic" fo:font-weight="bold" loext:opacity="100%"/>
    </style:style>
    <style:style style:family="text" style:name="AlertTok" style:parent-style-name="Verbatim_20_Char">
      <style:text-properties style:font-size-asian="11pt" style:font-weight-asian="bold" fo:color="#ff0000" fo:font-size="11pt" fo:font-weight="bold" loext:opacity="100%"/>
    </style:style>
    <style:style style:family="text" style:name="ErrorTok" style:parent-style-name="Verbatim_20_Char">
      <style:text-properties style:font-size-asian="11pt" style:font-weight-asian="bold" fo:color="#ff0000" fo:font-size="11pt" fo:font-weight="bold" loext:opacity="100%"/>
    </style:style>
    <style:style style:family="text" style:name="NormalTok" style:parent-style-name="Verbatim_20_Char">
      <style:text-properties style:font-size-asian="11pt" fo:font-size="11pt"/>
    </style:style>
    <style:style style:display-name="Footnote anchor" style:family="text" style:name="Footnote_20_anchor">
      <style:text-properties style:text-position="super 58%"/>
    </style:style>
    <style:style style:display-name="Footnote Symbol" style:family="text" style:name="Footnote_20_Symbol"/>
    <style:style style:display-name="Internet link" style:family="text" style:name="Internet_20_link">
      <style:text-properties style:text-line-through-mode="continuous" style:text-overline-mode="continuous" style:text-underline-color="font-color" style:text-underline-mode="continuous" style:text-underline-style="solid" style:text-underline-width="auto" fo:color="#000080" loext:opacity="100%"/>
    </style:style>
    <style:style style:display-name="WW_CharLFO1LVL1" style:family="text" style:name="WW_5f_CharLFO1LVL1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1LVL2" style:family="text" style:name="WW_5f_CharLFO1LVL2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1LVL3" style:family="text" style:name="WW_5f_CharLFO1LVL3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1LVL4" style:family="text" style:name="WW_5f_CharLFO1LVL4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1LVL5" style:family="text" style:name="WW_5f_CharLFO1LVL5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1LVL6" style:family="text" style:name="WW_5f_CharLFO1LVL6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1LVL7" style:family="text" style:name="WW_5f_CharLFO1LVL7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1LVL8" style:family="text" style:name="WW_5f_CharLFO1LVL8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1LVL9" style:family="text" style:name="WW_5f_CharLFO1LVL9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2LVL1" style:family="text" style:name="WW_5f_CharLFO2LVL1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2LVL2" style:family="text" style:name="WW_5f_CharLFO2LVL2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2LVL3" style:family="text" style:name="WW_5f_CharLFO2LVL3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2LVL4" style:family="text" style:name="WW_5f_CharLFO2LVL4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2LVL5" style:family="text" style:name="WW_5f_CharLFO2LVL5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2LVL6" style:family="text" style:name="WW_5f_CharLFO2LVL6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2LVL7" style:family="text" style:name="WW_5f_CharLFO2LVL7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2LVL8" style:family="text" style:name="WW_5f_CharLFO2LVL8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2LVL9" style:family="text" style:name="WW_5f_CharLFO2LVL9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3LVL1" style:family="text" style:name="WW_5f_CharLFO3LVL1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3LVL2" style:family="text" style:name="WW_5f_CharLFO3LVL2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3LVL3" style:family="text" style:name="WW_5f_CharLFO3LVL3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3LVL4" style:family="text" style:name="WW_5f_CharLFO3LVL4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3LVL5" style:family="text" style:name="WW_5f_CharLFO3LVL5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3LVL6" style:family="text" style:name="WW_5f_CharLFO3LVL6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3LVL7" style:family="text" style:name="WW_5f_CharLFO3LVL7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3LVL8" style:family="text" style:name="WW_5f_CharLFO3LVL8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3LVL9" style:family="text" style:name="WW_5f_CharLFO3LVL9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8LVL1" style:family="text" style:name="WW_5f_CharLFO8LVL1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8LVL2" style:family="text" style:name="WW_5f_CharLFO8LVL2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8LVL3" style:family="text" style:name="WW_5f_CharLFO8LVL3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8LVL4" style:family="text" style:name="WW_5f_CharLFO8LVL4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8LVL5" style:family="text" style:name="WW_5f_CharLFO8LVL5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8LVL6" style:family="text" style:name="WW_5f_CharLFO8LVL6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display-name="WW_CharLFO8LVL7" style:family="text" style:name="WW_5f_CharLFO8LVL7">
      <style:text-properties style:font-charset="x-symbol" style:font-charset-complex="x-symbol" style:font-family-complex="Symbol" style:font-family-generic="decorative" style:font-family-generic-complex="decorative" style:font-name="Symbol" style:font-name-complex="Symbol" style:font-pitch="variable" style:font-pitch-complex="variable" fo:font-family="Symbol"/>
    </style:style>
    <style:style style:display-name="WW_CharLFO8LVL8" style:family="text" style:name="WW_5f_CharLFO8LVL8">
      <style:text-properties style:font-family-complex="'Courier New'" style:font-family-generic="modern" style:font-family-generic-complex="modern" style:font-name="Courier New" style:font-name-complex="Courier New" style:font-pitch="fixed" style:font-pitch-complex="fixed" fo:font-family="'Courier New'"/>
    </style:style>
    <style:style style:display-name="WW_CharLFO8LVL9" style:family="text" style:name="WW_5f_CharLFO8LVL9">
      <style:text-properties style:font-family-complex="Wingdings" style:font-family-generic="decorative" style:font-family-generic-complex="decorative" style:font-name="Wingdings" style:font-name-complex="Wingdings" style:font-pitch="variable" style:font-pitch-complex="variable" fo:font-family="Wingdings"/>
    </style:style>
    <style:style style:family="graphic" style:name="Graphics">
      <style:graphic-properties draw:fill="none" draw:fill-color="#156082" fo:background-color="transparent"/>
    </style:style>
    <text:outline-style style:name="Outline">
      <text:outline-level-style style:num-format="" text:level="1" loext:num-list-format="%1%">
        <style:list-level-properties/>
      </text:outline-level-style>
      <text:outline-level-style style:num-format="" text:level="2" loext:num-list-format="%2%">
        <style:list-level-properties/>
      </text:outline-level-style>
      <text:outline-level-style style:num-format="" text:level="3" loext:num-list-format="%3%">
        <style:list-level-properties/>
      </text:outline-level-style>
      <text:outline-level-style style:num-format="" text:level="4" loext:num-list-format="%4%">
        <style:list-level-properties/>
      </text:outline-level-style>
      <text:outline-level-style style:num-format="" text:level="5" loext:num-list-format="%5%">
        <style:list-level-properties/>
      </text:outline-level-style>
      <text:outline-level-style style:num-format="" text:level="6" loext:num-list-format="%6%">
        <style:list-level-properties/>
      </text:outline-level-style>
      <text:outline-level-style style:num-format="" text:level="7" loext:num-list-format="%7%">
        <style:list-level-properties/>
      </text:outline-level-style>
      <text:outline-level-style style:num-format="" text:level="8" loext:num-list-format="%8%">
        <style:list-level-properties/>
      </text:outline-level-style>
      <text:outline-level-style style:num-format="" text:level="9" loext:num-list-format="%9%">
        <style:list-level-properties/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citation-body-style-name="Footnote_20_Reference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 fo:border="none" fo:padding="0cm"/>
    </style:default-page-layout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layout-grid-base-height="0.706cm" style:layout-grid-base-width="0.706cm" style:layout-grid-color="#c0c0c0" style:layout-grid-display="false" style:layout-grid-lines="20" style:layout-grid-mode="none" style:layout-grid-print="false" style:layout-grid-ruby-below="false" style:layout-grid-ruby-height="0.353cm" style:layout-grid-snap-to="true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  <style:page-layout style:name="Mpm2">
      <style:page-layout-properties style:footnote-max-height="0cm" style:layout-grid-base-height="0.706cm" style:layout-grid-base-width="0.706cm" style:layout-grid-color="#c0c0c0" style:layout-grid-display="false" style:layout-grid-lines="20" style:layout-grid-mode="none" style:layout-grid-print="false" style:layout-grid-ruby-below="false" style:layout-grid-ruby-height="0.353cm" style:layout-grid-snap-to="true" style:num-format="1" style:print-orientation="portrait" style:writing-mode="lr-tb" fo:margin-bottom="2.54cm" fo:margin-left="2.54cm" fo:margin-right="2.54cm" fo:margin-top="2.54cm" fo:page-height="27.94cm" fo:page-width="21.59cm" loext:margin-gutter="0cm">
        <style:footnote-sep style:adjustment="left" style:color="#000000" style:line-style="solid" style:rel-width="33%" style:width="0.018cm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  <style:master-page draw:style-name="Mdp1"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This is a title</dc:title>
    <dc:description/>
    <dc:subject/>
    <meta:keyword/>
    <meta:initial-creator>Author 1; Author 2</meta:initial-creator>
    <dc:creator>Author 1; Author 2</dc:creator>
    <meta:creation-date>2024-12-06T22:47:17Z</meta:creation-date>
    <dc:date>2024-12-06T22:47:17Z</dc:date>
    <meta:user-defined meta:name="date" meta:value-type="string">December 5, 2024</meta:user-defined>
    <meta:user-defined meta:name="subtitle" meta:value-type="string">This is a subtitle</meta:user-defined>
  </office:meta>
</office:document-meta>
</file>

<file path=Formula-1/content.xml><?xml version="1.0" encoding="utf-8"?>
<math xmlns="http://www.w3.org/1998/Math/MathML" display="inline">
  <mrow>
    <mi>E</mi>
    <mo>=</mo>
    <mi>m</mi>
    <msup>
      <mi>c</mi>
      <mn>2</mn>
    </msup>
  </mrow>
</math>
</file>

<file path=Formula-3/content.xml><?xml version="1.0" encoding="utf-8"?>
<math xmlns="http://www.w3.org/1998/Math/MathML" display="block">
  <mrow>
    <mfrac>
      <mi>d</mi>
      <mrow>
        <mi>d</mi>
        <mi>x</mi>
      </mrow>
    </mfrac>
    <msup>
      <mi>e</mi>
      <mi>x</mi>
    </msup>
    <mo>=</mo>
    <msup>
      <mi>e</mi>
      <mi>x</mi>
    </msup>
  </mrow>
</math>
</file>